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189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5.0028in"/>
    </style:style>
    <style:style style:name="co4" style:family="table-column">
      <style:table-column-properties fo:break-before="auto" style:column-width="4.7173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3in" fo:break-before="auto" style:use-optimal-row-height="false"/>
    </style:style>
    <style:style style:name="ro2" style:family="table-row">
      <style:table-row-properties style:row-height="2.4181in" fo:break-before="auto" style:use-optimal-row-height="false"/>
    </style:style>
    <style:style style:name="ro3" style:family="table-row">
      <style:table-row-properties style:row-height="1.75in" fo:break-before="auto" style:use-optimal-row-height="false"/>
    </style:style>
    <style:style style:name="ro4" style:family="table-row">
      <style:table-row-properties style:row-height="2.1417in" fo:break-before="auto" style:use-optimal-row-height="false"/>
    </style:style>
    <style:style style:name="ro5" style:family="table-row">
      <style:table-row-properties style:row-height="3.5929in" fo:break-before="auto" style:use-optimal-row-height="false"/>
    </style:style>
    <style:style style:name="ro6" style:family="table-row">
      <style:table-row-properties style:row-height="1.9575in" fo:break-before="auto" style:use-optimal-row-height="false"/>
    </style:style>
    <style:style style:name="ro7" style:family="table-row">
      <style:table-row-properties style:row-height="2.8783in" fo:break-before="auto" style:use-optimal-row-height="false"/>
    </style:style>
    <style:style style:name="ro8" style:family="table-row">
      <style:table-row-properties style:row-height="2.0728in" fo:break-before="auto" style:use-optimal-row-height="false"/>
    </style:style>
    <style:style style:name="ro9" style:family="table-row">
      <style:table-row-properties style:row-height="1.9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fo:border="0.74pt solid #000000"/>
    </style:style>
    <style:style style:name="ce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808080" fo:wrap-option="wrap" fo:border="0.74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style:font-size-asian="12pt" style:font-size-complex="12pt"/>
    </style:style>
    <style:style style:name="ce10" style:family="table-cell" style:parent-style-name="Default">
      <style:table-cell-properties fo:wrap-option="wrap" fo:border="0.74pt solid #000000" style:vertical-align="middle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0pt" style:font-size-asian="20pt" style:font-size-complex="20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5" table:number-columns-repeated="16377" table:default-cell-style-name="ce5"/>
        <table:table-column table:style-name="co6" table:number-columns-repeated="2" table:default-cell-style-name="ce5"/>
        <table:table-row table:style-name="ro1">
          <table:table-cell table:style-name="ce1"/>
          <table:table-cell table:style-name="ce3" office:value-type="string" calcext:value-type="string">
            <text:p>ABR</text:p>
          </table:table-cell>
          <table:table-cell table:style-name="ce3" office:value-type="string" calcext:value-type="string">
            <text:p>2-3 ALBERO</text:p>
          </table:table-cell>
          <table:table-cell table:style-name="ce3" office:value-type="string" calcext:value-type="string">
            <text:p>MAX-HEAP</text:p>
          </table:table-cell>
          <table:table-cell/>
          <table:table-cell table:style-name="Default"/>
          <table:table-cell table:number-columns-repeated="16378"/>
        </table:table-row>
        <table:table-row table:style-name="ro2">
          <table:table-cell table:style-name="ce2" office:value-type="string" calcext:value-type="string">
            <text:p>PROPRIETÀ</text:p>
          </table:table-cell>
          <table:table-cell table:style-name="ce6" office:value-type="string" calcext:value-type="string">
            <text:p>ongi nodo ha chiave &gt;= della chiave del figlio sx e &lt;= della chiave del figlio dx. Un ABR può essere sbilanciato.</text:p>
          </table:table-cell>
          <table:table-cell table:style-name="ce6" office:value-type="string" calcext:value-type="string">
            <text:p>I dati sono contenuti nelle foglie in ordine crescente, I nodi interni contengono gli indici S e M. S è la chiave più grande contenuta nel sottoalbero sinistro. M è la chiave più grande del sottoalbero centrale ed è valorizzata solo se il nodo ha 3 figli. L’albero2-3 è sempre bilanciato</text:p>
          </table:table-cell>
          <table:table-cell table:style-name="ce6" office:value-type="string" calcext:value-type="string">
            <text:p>ogni nodo ha chiave &gt;= della chiave di entrambi I figli. Lo heap è un albero bilanciato dove il valore massimo (o minimo nel caso di min heap) è contenuto nella radice</text:p>
          </table:table-cell>
          <table:table-cell/>
          <table:table-cell table:style-name="Default"/>
          <table:table-cell table:number-columns-repeated="16378"/>
        </table:table-row>
        <table:table-row table:style-name="ro3">
          <table:table-cell table:style-name="ce3" office:value-type="string" calcext:value-type="string">
            <text:p>INSERT<text:span text:style-name="T1">(tutte in foglia)</text:span></text:p>
          </table:table-cell>
          <table:table-cell table:style-name="ce7" office:value-type="string" calcext:value-type="string">
            <text:p>deve solo essere rispettata la proprietà ABR</text:p>
          </table:table-cell>
          <table:table-cell table:style-name="ce9" office:value-type="string" calcext:value-type="string">
            <text:p><text:span text:style-name="T2">Fratelli &lt; 3 → inserimento + agg indici</text:span></text:p>
            <text:p><text:span text:style-name="T2">Fratelli &gt; 3 → inserimento + split + agg inidici + eventuale aggiunta di un livello</text:span></text:p>
          </table:table-cell>
          <table:table-cell table:style-name="ce7" office:value-type="string" calcext:value-type="string">
            <text:p>prima foglia libera a sx nell’ultimo liv. Se la prop di heap non è rispettata allora swap ricorsivo con gli antenati (<text:span text:style-name="T3">reheapification upward</text:span>)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6373"/>
        </table:table-row>
        <table:table-row table:style-name="ro4">
          <table:table-cell table:style-name="ce3" office:value-type="string" calcext:value-type="string">
            <text:p>DELETE</text:p>
          </table:table-cell>
          <table:table-cell table:style-name="ce7" office:value-type="string" calcext:value-type="string">
            <text:p>nodo foglia → cancellazione semplice</text:p>
            <text:p>nodo interno con 1 figlio → swap con il figlio e cancellazione nodo</text:p>
            <text:p>nodo interno con 2 figli → trovare il nodo che sostituisca quello corrente </text:p>
            <text:p>(che verrà eliminato) che sarà il successore (min del sottoalb dx) o </text:p>
            <text:p>il predecessore (max del sottoalb sx). Una volta individuato basta </text:p>
            <text:p>fare lo swap ricorsivo fino ad esso e procedere alla cancellazione</text:p>
          </table:table-cell>
          <table:table-cell table:style-name="ce7" office:value-type="string" calcext:value-type="string">
            <text:p>2 fratelli → eliminazione nodo e aggiornamento indici <text:s text:c="2"/><text:line-break/>1 fratello<text:line-break/>.fratello dx del padre con 3 figli → padre e fratello <text:line-break/>del padre si prendono entrambi 2 figli, agg inidici<text:line-break/>.fratello dx del padre con 2 figli → fuse nodo padre <text:line-break/>con fratello, agg indici</text:p>
          </table:table-cell>
          <table:table-cell table:style-name="ce7" office:value-type="string" calcext:value-type="string">
            <text:p>cancellazione nodo radice, inserimento dell’ultimo nodo foglia nella radice. Swap ricorsivo con i nodi discendenti (<text:span text:style-name="T3">reheapification downward</text:span>)</text:p>
          </table:table-cell>
          <table:table-cell/>
          <table:table-cell table:style-name="Default"/>
          <table:table-cell table:number-columns-repeated="16378"/>
        </table:table-row>
        <table:table-row table:style-name="ro5">
          <table:table-cell table:style-name="ce3" office:value-type="string" calcext:value-type="string">
            <text:p>SEARCH</text:p>
          </table:table-cell>
          <table:table-cell table:style-name="ce7" office:value-type="string" calcext:value-type="string">
            <text:p>SEARCH (T, k) {</text:p>
            <text:p>  if (T == null || T.key === k) {</text:p>
            <text:p>    return T;</text:p>
            <text:p>  }</text:p>
            <text:p>  if (T.key &lt; k) {</text:p>
            <text:p>    return search(T.right, k);</text:p>
            <text:p>  }</text:p>
            <text:p>  return search(T.left, k);</text:p>
            <text:p>}</text:p>
          </table:table-cell>
          <table:table-cell table:style-name="ce10" office:value-type="string" calcext:value-type="string">
            <text:p>SEARCH (T: INode, k: number) {</text:p>
            <text:p>    if (isLeaf(T)) {</text:p>
            <text:p>        if (T.key === k) {</text:p>
            <text:p>            return T;</text:p>
            <text:p>        }</text:p>
            <text:p>        else {</text:p>
            <text:p>            return null;</text:p>
            <text:p>        }</text:p>
            <text:p>    }</text:p>
            <text:p>    if (k &lt;= T.s) {</text:p>
            <text:p>        return search(T.v1, k);</text:p>
            <text:p>    }</text:p>
            <text:p>    else if (hasTwoChildren(T) || k &lt;= T.m) {</text:p>
            <text:p>        return search(T.v2, k);</text:p>
            <text:p>    }</text:p>
            <text:p>    else {</text:p>
            <text:p>        return search(T.v3, k)</text:p>
            <text:p>    }</text:p>
            <text:p>}</text:p>
          </table:table-cell>
          <table:table-cell table:style-name="ce7" office:value-type="string" calcext:value-type="string">
            <text:p>SEARCH (S, k, i = 0) {</text:p>
            <text:p>  if (i &gt;= S.length || S[i] === null) {</text:p>
            <text:p>    return null;</text:p>
            <text:p>  }</text:p>
            <text:p>  if (S[i] === k) {</text:p>
            <text:p>    return i;</text:p>
            <text:p>  }</text:p>
            <text:p>  const left = 2 * i + 1;</text:p>
            <text:p>  const right = 2 * i + 2;</text:p>
            <text:p>  return search(S, k, left) || search(S, k, right);</text:p>
            <text:p>}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16373"/>
        </table:table-row>
        <table:table-row table:style-name="ro6">
          <table:table-cell table:style-name="ce4" office:value-type="string" calcext:value-type="string">
            <text:p>MIN</text:p>
          </table:table-cell>
          <table:table-cell table:style-name="ce7" office:value-type="string" calcext:value-type="string">
            <text:p>MIN (T) {</text:p>
            <text:p>  if (node.left == null) {</text:p>
            <text:p>    return node.value;</text:p>
            <text:p>  }</text:p>
            <text:p>  return min(node.left);</text:p>
            <text:p>}</text:p>
          </table:table-cell>
          <table:table-cell table:style-name="ce7" office:value-type="string" calcext:value-type="string">
            <text:p>MIN (T: INode) {</text:p>
            <text:p>    if (isLeaf(T)) {</text:p>
            <text:p>        return T.key;</text:p>
            <text:p>    }</text:p>
            <text:p>    return min(T.v1);</text:p>
            <text:p>}</text:p>
          </table:table-cell>
          <table:table-cell table:style-name="ce7" office:value-type="string" calcext:value-type="string">
            <text:p>MIN (S, i=0) {</text:p>
            <text:p>  if(!S[i]) {</text:p>
            <text:p>    return +Infinity;</text:p>
            <text:p>  }</text:p>
            <text:p>  const left = 2*i + 1;</text:p>
            <text:p>  const right = 2*i + 2;</text:p>
            <text:p>  return Math.min(S[i], min(S, left), min(S, right));</text:p>
            <text:p>}</text:p>
            <text:p/>
          </table:table-cell>
          <table:table-cell table:number-columns-repeated="3"/>
          <table:table-cell table:style-name="Default" table:number-columns-repeated="4"/>
          <table:table-cell table:number-columns-repeated="16373"/>
        </table:table-row>
        <table:table-row table:style-name="ro7">
          <table:table-cell table:style-name="ce3" office:value-type="string" calcext:value-type="string">
            <text:p>MAX</text:p>
          </table:table-cell>
          <table:table-cell table:style-name="ce7" office:value-type="string" calcext:value-type="string">
            <text:p>MAX (T) {</text:p>
            <text:p>  if (!T.right) {</text:p>
            <text:p>    return T.value;</text:p>
            <text:p>  }</text:p>
            <text:p>  return max(T.right);</text:p>
            <text:p>}</text:p>
          </table:table-cell>
          <table:table-cell table:style-name="ce7" office:value-type="string" calcext:value-type="string">
            <text:p>MAX (T: INode) {</text:p>
            <text:p>    if (isLeaf(T)) {</text:p>
            <text:p>        return T.key;</text:p>
            <text:p>    }</text:p>
            <text:p>    if (exists(T.m)) {</text:p>
            <text:p>        return max(T.v3)</text:p>
            <text:p>    }</text:p>
            <text:p>    else {</text:p>
            <text:p>        if (exists(T.v2)) {</text:p>
            <text:p>            return max(T.v2);</text:p>
            <text:p>        }</text:p>
            <text:p>        return max(T.v1)</text:p>
            <text:p>    }</text:p>
            <text:p>}</text:p>
          </table:table-cell>
          <table:table-cell table:style-name="ce6" office:value-type="string" calcext:value-type="string">
            <text:p>estrazione nodo radice e eventualmente reheapification downward</text:p>
          </table:table-cell>
          <table:table-cell/>
          <table:table-cell table:style-name="Default"/>
          <table:table-cell table:number-columns-repeated="16378"/>
        </table:table-row>
        <table:table-row table:style-name="ro8">
          <table:table-cell table:style-name="ce4" office:value-type="string" calcext:value-type="string">
            <text:p>MAX-HEAPIFY</text:p>
          </table:table-cell>
          <table:table-cell table:style-name="ce8" table:number-columns-repeated="2"/>
          <table:table-cell table:style-name="ce6" office:value-type="string" calcext:value-type="string">
            <text:p>Per funzionare sottoalb sx e sottoalb dx devono avere la prop di max-heap. <text:s/>La signature è (S, i) → void ed esegue il processo di reheapification downward su un nodo con un dato indice. Costo O(logn) O(h)</text:p>
          </table:table-cell>
          <table:table-cell table:style-name="ce11" table:number-columns-repeated="3"/>
          <table:table-cell table:style-name="ce13"/>
          <table:table-cell table:style-name="ce11"/>
          <table:table-cell table:number-columns-repeated="16375"/>
        </table:table-row>
        <table:table-row table:style-name="ro4">
          <table:table-cell table:style-name="ce4" office:value-type="string" calcext:value-type="string">
            <text:p>BUIILD-MAX-HEAP</text:p>
          </table:table-cell>
          <table:table-cell table:style-name="ce8" table:number-columns-repeated="2"/>
          <table:table-cell table:style-name="ce7" office:value-type="string" calcext:value-type="string">
            <text:p>Costruisce un max-heap a partire da un array non ordinato. Chiama la proceduce <text:span text:style-name="T3">max-heapify</text:span><text:span text:style-name="T4"> a partire dall’ultimo nodo interno (non radice).                                                                  BUILD-MAX-HEAP(S, n) {</text:span></text:p>
            <text:p><text:span text:style-name="T4">  for (let i = Math.floor(n / 2); i &gt;= 1; i--) {</text:span></text:p>
            <text:p><text:span text:style-name="T4">    MAX-HEAPIFY(S, i);</text:span></text:p>
            <text:p><text:span text:style-name="T4">  }</text:span></text:p>
            <text:p><text:span text:style-name="T4"> }</text:span></text:p>
            <text:p/>
            <text:p><text:span text:style-name="T4">Costo O(n)                                        </text:span></text:p>
          </table:table-cell>
          <table:table-cell table:style-name="ce12" table:number-columns-repeated="3"/>
          <table:table-cell table:style-name="ce14"/>
          <table:table-cell table:style-name="ce12"/>
          <table:table-cell table:number-columns-repeated="16375"/>
        </table:table-row>
        <table:table-row table:style-name="ro9">
          <table:table-cell table:style-name="ce4" office:value-type="string" calcext:value-type="string">
            <text:p>HEAPSORT</text:p>
          </table:table-cell>
          <table:table-cell table:style-name="ce8" table:number-columns-repeated="2"/>
          <table:table-cell table:style-name="ce6" office:value-type="string" calcext:value-type="string">
            <text:p>prende un array da ordinare, chiama la procedura <text:span text:style-name="T3">build-max-heap</text:span> <text:span text:style-name="T4">poi rimuove il nodo radice (chè a questo punto è garantito essere il max) che viene inserito in un array di appoggio (ordinato). Quindi viene inserito l’ultimo nodo foglia al posto della radice e viene ripetuta la procedura finchè l’array non è ordinato. Costo O(n logn)</text:span></text:p>
          </table:table-cell>
          <table:table-cell table:style-name="ce12" table:number-columns-repeated="2"/>
          <table:table-cell/>
          <table:table-cell table:style-name="ce14"/>
          <table:table-cell table:number-columns-repeated="16376"/>
        </table:table-row>
        <table:table-row table:style-name="ro1">
          <table:table-cell table:style-name="Default" table:number-columns-repeated="4"/>
          <table:table-cell table:style-name="ce12" table:number-columns-repeated="3"/>
          <table:table-cell table:style-name="ce14"/>
          <table:table-cell table:style-name="ce12"/>
          <table:table-cell table:number-columns-repeated="16375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1236in" fo:margin-bottom="0.0874in" fo:margin-left="0.0563in" fo:margin-right="0.2283in" style:scale-to="43%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5:48:42.240579666</meta:creation-date>
    <dc:date>2024-03-12T21:36:30.866764444</dc:date>
    <meta:editing-duration>P1DT7H19M46S</meta:editing-duration>
    <meta:editing-cycles>12</meta:editing-cycles>
    <meta:generator>LibreOffice/7.4.7.2$Linux_X86_64 LibreOffice_project/40$Build-2</meta:generator>
    <meta:print-date>2024-03-12T21:36:55.934955864</meta:print-date>
    <meta:document-statistic meta:table-count="1" meta:cell-count="33" meta:object-count="0"/>
  </office:meta>
</office:document-meta>
</file>